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95055" officeooo:paragraph-rsid="00095055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95055" officeooo:paragraph-rsid="00095055"/>
    </style:style>
    <style:style style:name="P3" style:family="paragraph" style:parent-style-name="Text_20_body">
      <style:text-properties officeooo:paragraph-rsid="000a5132"/>
    </style:style>
    <style:style style:name="P4" style:family="paragraph" style:parent-style-name="Text_20_body">
      <style:text-properties officeooo:rsid="000d8346" officeooo:paragraph-rsid="000d8346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 fo:language="en" fo:country="US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 fo:language="en" fo:country="US" officeooo:rsid="00095055" officeooo:paragraph-rsid="00095055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 fo:language="en" fo:country="US" fo:font-weight="bold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1pt" fo:language="en" fo:country="US" fo:font-weight="bold" officeooo:rsid="00095055" officeooo:paragraph-rsid="00095055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a5132" officeooo:paragraph-rsid="000a5132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095055" officeooo:paragraph-rsid="00095055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Calibri" fo:font-size="11pt" fo:language="en" fo:country="US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line-through-style="solid" style:text-line-through-type="single" officeooo:rsid="00095055" officeooo:paragraph-rsid="00095055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text-line-through-style="solid" style:text-line-through-type="single" style:font-name="Calibri" fo:font-size="11pt" fo:language="en" fo:country="US"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color="#000000" loext:opacity="100%" style:font-name="Calibri" fo:font-size="11pt" fo:language="en" fo:country="US"/>
    </style:style>
    <style:style style:name="T2" style:family="text">
      <style:text-properties fo:color="#000000" loext:opacity="100%" style:text-line-through-style="solid" style:text-line-through-type="single" style:font-name="Calibri" fo:font-size="11pt" fo:language="en" fo:country="US"/>
    </style:style>
    <style:style style:name="T3" style:family="text">
      <style:text-properties officeooo:rsid="00095055"/>
    </style:style>
    <style:style style:name="T4" style:family="text">
      <style:text-properties officeooo:rsid="000a5132"/>
    </style:style>
    <style:style style:name="T5" style:family="text">
      <style:text-properties fo:font-weight="normal" officeooo:rsid="000a5132" style:font-weight-asian="normal" style:font-weight-complex="normal"/>
    </style:style>
    <style:style style:name="T6" style:family="text">
      <style:text-properties officeooo:rsid="000bd076"/>
    </style:style>
    <style:style style:name="T7" style:family="text">
      <style:text-properties officeooo:rsid="000d8346"/>
    </style:style>
    <style:style style:name="T8" style:family="text">
      <style:text-properties officeooo:rsid="000efce7"/>
    </style:style>
    <style:style style:name="T9" style:family="text">
      <style:text-properties officeooo:rsid="00106f6e"/>
    </style:style>
    <style:style style:name="T10" style:family="text">
      <style:text-properties officeooo:rsid="00144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ome of the major components needed for the PSU.</text:p>
      <text:p text:style-name="P6"/>
      <text:p text:style-name="P8">9v AC<text:span text:style-name="T10"> trafo</text:span></text:p>
      <text:p text:style-name="P12">https://www.tme.eu/en/details/tez10_d_9v/pcb-transformers/breve-tufvassons/tez10d2309v/</text:p>
      <text:p text:style-name="P5"/>
      <text:p text:style-name="P2">4A (who can ever get enough?) with this you can adapt the PSU to work with a C128</text:p>
      <text:p text:style-name="P8">5v DC 4A<text:span text:style-name="T10"> </text:span></text:p>
      <text:p text:style-name="P5"><text:a xlink:type="simple" xlink:href="https://www.tme.eu/en/details/irm-20-5/built-in-power-supplies/mean-well/" text:style-name="Internet_20_link" text:visited-style-name="Visited_20_Internet_20_Link"><text:span text:style-name="T1">https://www.tme.eu/en/details/irm-20-5/built-in-power-supplies/mean-well/</text:span></text:a></text:p>
      <text:p text:style-name="P5"/>
      <text:p text:style-name="P9"><text:span text:style-name="T9">Enclosure</text:span>: </text:p>
      <text:p text:style-name="P5"><text:a xlink:type="simple" xlink:href="https://www.tme.eu/en/details/z16-abs/power-supplies-enclosures/kradex/z16-abs/" text:style-name="Internet_20_link" text:visited-style-name="Visited_20_Internet_20_Link"><text:span text:style-name="T1">https://www.tme.eu/en/details/z16-abs/power-supplies-enclosures/kradex/z16-abs/</text:span></text:a></text:p>
      <text:p text:style-name="P5"/>
      <text:p text:style-name="P11">4Wire cable: <text:span text:style-name="T5">the last one is preferable</text:span></text:p>
      <text:p text:style-name="P2"><text:a xlink:type="simple" xlink:href="https://www.tme.eu/en/details/cf890.05.04/cables-for-power-chains-unshielded/igus/" text:style-name="Internet_20_link" text:visited-style-name="Visited_20_Internet_20_Link">https://www.tme.eu/en/details/cf890.05.04/cables-for-power-chains-unshielded/igus/</text:a></text:p>
      <text:p text:style-name="P2"><text:a xlink:type="simple" xlink:href="https://www.tme.eu/en/details/therm120_4g0.5/multicore-cables-unshielded/helukabel/24004/" text:style-name="Internet_20_link" text:visited-style-name="Visited_20_Internet_20_Link">https://www.tme.eu/en/details/therm120_4g0.5/multicore-cables-unshielded/helukabel/24004/</text:a></text:p>
      <text:p text:style-name="P2"/>
      <text:p text:style-name="P10">The PCB, <text:span text:style-name="T8">order at i.e. jlcpcb.com and upload the gerber file (zip file).</text:span></text:p>
      <text:p text:style-name="P5"/>
      <text:p text:style-name="P1">Also needed, which can be gotten cheaply from eBay.</text:p>
      <text:p text:style-name="P1">Fuse socket</text:p>
      <text:p text:style-name="P1"><text:span text:style-name="T7">5</text:span>00mA T fuse</text:p>
      <text:p text:style-name="P1">7 pin DIN</text:p>
      <text:p text:style-name="P3"><text:span text:style-name="T3">230v power cable (</text:span><text:bookmark text:name="itemTitle"/>C7 to Euro<text:span text:style-name="T4">)</text:span></text:p>
      <text:p text:style-name="P4"/>
      <text:p text:style-name="P4">Optional:</text:p>
      <text:p text:style-name="P4">LED </text:p>
      <text:p text:style-name="P4">Resistor 330 ohm, might be a good choice but needs calculating depending on color.</text:p>
      <text:p text:style-name="P1"/>
      <text:p text:style-name="P1">A 4A PSU can be created for around £18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15T20:19:23.492000000</meta:creation-date>
    <dc:date>2023-09-07T10:17:26.513000000</dc:date>
    <meta:editing-duration>PT17M38S</meta:editing-duration>
    <meta:editing-cycles>11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1" meta:word-count="107" meta:character-count="926" meta:non-whitespace-character-count="837"/>
  </office:meta>
</office:document-meta>
</file>